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b138d" officeooo:paragraph-rsid="000b138d"/>
    </style:style>
    <style:style style:name="P2" style:family="paragraph" style:parent-style-name="Standard" style:list-style-name="L1">
      <style:paragraph-properties fo:text-align="start" style:justify-single-word="false"/>
      <style:text-properties officeooo:rsid="000b138d" officeooo:paragraph-rsid="000b138d"/>
    </style:style>
    <style:style style:name="P3" style:family="paragraph" style:parent-style-name="Standard" style:list-style-name="L1">
      <style:paragraph-properties fo:text-align="start" style:justify-single-word="false"/>
      <style:text-properties officeooo:rsid="000d7806" officeooo:paragraph-rsid="000d7806"/>
    </style:style>
    <style:style style:name="P4" style:family="paragraph" style:parent-style-name="Standard" style:list-style-name="L1">
      <style:paragraph-properties fo:text-align="start" style:justify-single-word="false"/>
      <style:text-properties officeooo:rsid="000e0781" officeooo:paragraph-rsid="000e0781"/>
    </style:style>
    <style:style style:name="P5" style:family="paragraph" style:parent-style-name="Standard" style:list-style-name="L1">
      <style:paragraph-properties fo:text-align="start" style:justify-single-word="false"/>
      <style:text-properties officeooo:rsid="0010a911" officeooo:paragraph-rsid="0010a911"/>
    </style:style>
    <style:style style:name="T1" style:family="text">
      <style:text-properties officeooo:rsid="000b8e8d"/>
    </style:style>
    <style:style style:name="T2" style:family="text">
      <style:text-properties officeooo:rsid="000d7806"/>
    </style:style>
    <style:style style:name="T3" style:family="text">
      <style:text-properties officeooo:rsid="000e0781"/>
    </style:style>
    <style:style style:name="T4" style:family="text">
      <style:text-properties officeooo:rsid="0011c65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do we work.</text:p>
      <text:p text:style-name="P1"/>
      <text:list xml:id="list6655681141501412749" text:style-name="L1">
        <text:list-item>
          <text:p text:style-name="P2">We prefer to work by “Time and materials” contracts. It allows to make relations between us and our clients easy, transparent and simple. The client pays only for work which is done. The client always know what he pays for and can stop to pay immediately after he decide to close the project. All other kinds of contracts <text:span text:style-name="T1">force </text:span><text:s/>the client pay forward for promises only and the contractor must <text:span text:style-name="T1">give</text:span> long term promises which he often can’t implement because if high risks of software development.</text:p>
        </text:list-item>
        <text:list-item>
          <text:p text:style-name="P3">We demand the client’s representative person who will be deeply involved in the development process and who has right to make any decisions about the project’s requirements. The representative person must read briefings, reports, technical documentation and other documents produced by the development team to be in a course of the development process. He must be aware of everything to correct the development process in case <text:span text:style-name="T3">it turns to wrong way. </text:span><text:s/></text:p>
        </text:list-item>
        <text:list-item>
          <text:p text:style-name="P4">Our development process is transparent. It looks like a restaurant with open kitchen where you can watch how your meal cook. We start to work from daily short meeting where each developer reports what was done yesterday and what he plan to do for today. The representative may participate on the meetings and all the team receive email with short description of the meeting. </text:p>
        </text:list-item>
        <text:list-item>
          <text:p text:style-name="P4">The representative of the client has access to all development servers and can read all <text:span text:style-name="T2">descriptions of issues and </text:span>bugs, changes in the source code and the documentation.</text:p>
        </text:list-item>
        <text:list-item>
          <text:p text:style-name="P5">All our work activities are well standardized. We use unified development environment, code style and documentation guides. We following reasonably formalized development processes depending on type of project. Agile processes for projects with high risk of requirement changes and waterfall for low risk of the changes.</text:p>
        </text:list-item>
        <text:list-item>
          <text:p text:style-name="P5">Each work day we start together at the same time even remote workers. When all planned tasks for the day which need for close collaboration are finished everyone may continue to work <text:span text:style-name="T4">when it</text:span> is comfortable for this teammate. <text:span text:style-name="T4">The only requirement is to finish all tasks planned for the day.</text:span></text:p>
        </text:list-item>
        <text:list-item>
          <text:p text:style-name="P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1T04:10:21.160737489</meta:creation-date>
    <meta:generator>LibreOffice/5.1.6.2$Linux_X86_64 LibreOffice_project/10m0$Build-2</meta:generator>
    <dc:date>2018-09-04T00:14:31.257507230</dc:date>
    <meta:editing-duration>PT3H6M11S</meta:editing-duration>
    <meta:editing-cycles>3</meta:editing-cycles>
    <meta:document-statistic meta:table-count="0" meta:image-count="0" meta:object-count="0" meta:page-count="1" meta:paragraph-count="8" meta:word-count="357" meta:character-count="2129" meta:non-whitespace-character-count="1782"/>
  </office:meta>
</office:document-meta>
</file>